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font-name="Ubuntu"/>
    </style:style>
    <style:style style:name="P2" style:family="paragraph" style:parent-style-name="Standard">
      <style:text-properties style:font-name="Ubuntu" fo:font-weight="bold" style:font-weight-asian="bold" style:font-weight-complex="bold"/>
    </style:style>
    <style:style style:name="P3" style:family="paragraph" style:parent-style-name="Standard">
      <style:paragraph-properties fo:break-before="page"/>
      <style:text-properties style:font-name="Ubuntu"/>
    </style:style>
    <style:style style:name="P4" style:family="paragraph" style:parent-style-name="Standard">
      <style:text-properties style:font-name="Ubuntu"/>
    </style:style>
    <style:style style:name="P5" style:family="paragraph" style:parent-style-name="Standard" style:list-style-name="L1">
      <style:text-properties style:font-name="Ubuntu"/>
    </style:style>
    <style:style style:name="P6" style:family="paragraph" style:parent-style-name="Standard" style:list-style-name="L2">
      <style:text-properties style:font-name="Ubuntu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O DO </text:p>
      <text:p text:style-name="P1">da pag. 67 algebra1_11.pdf</text:p>
      <text:p text:style-name="P1"/>
      <text:p text:style-name="P1">Teoria degli insiemi</text:p>
      <text:p text:style-name="P1"/>
      <text:p text:style-name="P2">Numero di elementi di un insieme – Ordine – Cardinalità.</text:p>
      <text:p text:style-name="P1">Sia X un insieme; diremo che X è un <text:span text:style-name="T1">insieme finito</text:span> se X contiene un numero finito di elementi; in tal caso, se il numero di elementi di X è n, scriviamo |X| = n. Ad esempio, |{1,2,6,8}| = 4, e |insieme vuoto| = 0. Se invece X contiene un numero infinito di elementi, diremo che X è un <text:span text:style-name="T1">insieme infinito</text:span> e scriveremo |X| = inf. Ad esempio |N|=inf. Il simbolo |X| lo chiameremo <text:span text:style-name="T1">ordine (o cardinalità) dell'insieme X</text:span>.</text:p>
      <text:p text:style-name="P1"/>
      <text:p text:style-name="P2">Prodotto cartesiano</text:p>
      <text:p text:style-name="P1">La collezione di tutte le coppie ordinate la cui prima componente appartiene all'insieme A e la seconda componente appartiene all'insieme b è un insieme, che si denota con A x B, e si chiama prodotto cartesiano di A per B. Quindi:</text:p>
      <text:p text:style-name="P1">A x b = {(a, b) | a appartiene a A, b appartiene a B}.</text:p>
      <text:p text:style-name="P1"/>
      <text:p text:style-name="P2">La notazione R elevato a n deriva dal prodotto cartesiano:</text:p>
      <text:p text:style-name="P1">La definizione di prodotto cartesiano può essere estesa da due ad un numero finito di arbitrario di insiemi. Siano A1, …, An insiemi. L'insieme</text:p>
      <text:p text:style-name="P1">A1 x … x An = {(a1, …, an) | ai appartiene ad Ai per ogni i = 1, 2, …, n}</text:p>
      <text:p text:style-name="P1">è l'insieme delle n-uple ordinate la cui i-esima componente (per ogni i = 1, …, n) appartiene all'insieme Ai.</text:p>
      <text:p text:style-name="P1">Se tutti gli insieme Ai coincidono con l'insieme A, allora si parla di insieme delle n-uple ordinate di A, e si denota tale insieme con A elevato a n. Ad esempio, R elevato a n è l'insieme di tutte le n-uple ordinate di numeri reali.</text:p>
      <text:p text:style-name="P1"/>
      <text:p text:style-name="P1"><text:s/></text:p>
      <text:p text:style-name="P1"/>
      <text:p text:style-name="P2">Il principio di induzione</text:p>
      <text:p text:style-name="P1"/>
      <text:p text:style-name="P2">Rappresentazioni b-adiche</text:p>
      <text:p text:style-name="P1"/>
      <text:p text:style-name="P2">Divisibilità</text:p>
      <text:p text:style-name="P1"/>
      <text:p text:style-name="P1"><text:span text:style-name="T1">Definizione</text:span>. Dati due numeri interi a, b appartenenti a Z, si dice che a divide b (e si scrive a|b) se esiste un c appartenene a Z tale che ac = b. Si dice allora che a è un divisore di b, ovvero che b è un multiplo di a.</text:p>
      <text:p text:style-name="P1"/>
      <text:p text:style-name="P1">Chiaramente, se b appartiene a Z, dalla definizione discende che 1, -1, b e -b sono divisore di b. Un divisore a di b si dice proprio se a è diverso da 1, -1, b, -b.</text:p>
      <text:p text:style-name="P1"/>
      <text:p text:style-name="P2">Massimo Comun Divisore (M.C.D.)</text:p>
      <text:p text:style-name="P1"/>
      <text:p text:style-name="P1">Due interi a, b non entrambi nulli si dico coprimi se MCD(a,b) = 1. Dal Teorema precedente e dalla sua dimostrazione, si ricava il seguente importante</text:p>
      <text:p text:style-name="P1">Criterio. Due interi a, b non entrambi nulli sono coprimi se e solo se esistono alfa, beta appartenenti a Z tali che alfa x a + beta x b = 1.</text:p>
      <text:p text:style-name="P1"><text:soft-page-break/></text:p>
      <text:p text:style-name="P2">Numero primo</text:p>
      <text:p text:style-name="P1">Un numero intero p si dice primo se</text:p>
      <text:list xml:id="list9243642561" text:style-name="L1">
        <text:list-item>
          <text:p text:style-name="P5">p diverso da 0, 1, -1;</text:p>
        </text:list-item>
        <text:list-item>
          <text:p text:style-name="P5">per ogni a appartenete a Z se a divide p allora a appartiene a {1, -1, p, -p}.</text:p>
        </text:list-item>
      </text:list>
      <text:p text:style-name="P1">in altre parole, un intero è un primo se è diverso da 0, 1, -1, e non ha divisori propri. Il lemma seguente descrive un'importante proprietà dei numeri primi.</text:p>
      <text:p text:style-name="P1">Lemma. Siano a, b, p appartenenti a Z con p primo:</text:p>
      <text:p text:style-name="P1">se p|ab allora p|a o p|b.</text:p>
      <text:p text:style-name="P1"/>
      <text:p text:style-name="P2">Teorema fondamentale dell'aritmetica</text:p>
      <text:p text:style-name="P1"/>
      <text:p text:style-name="P2">Teorema. (Teorema di Euclide) Esistono infiniti numeri primi positivi.</text:p>
      <text:p text:style-name="P2"/>
      <text:p text:style-name="P1"><text:span text:style-name="T1">Teorema</text:span>. Sia p un numero primo positivo. Allora radice di p è un numero irrazionale (in particolare, radice di 2 è irrazionale).</text:p>
      <text:p text:style-name="P1"/>
      <text:p text:style-name="P1"><text:span text:style-name="T1">Algoritmo di Euclide</text:span>. L'algoritmo di Euclide (che, come suggerisce il nome, è uno degli algoritmi più antichi) è un metodo meccanico per determinare il MCD di due numeri interi (ma si applica anche in altri contesti – come ad esempio quello dei polinomi). </text:p>
      <text:p text:style-name="P1"/>
      <text:p text:style-name="P1"/>
      <text:p text:style-name="P3">Operazioni</text:p>
      <text:p text:style-name="P1">Operazioni binarie</text:p>
      <text:p text:style-name="P1"/>
      <text:p text:style-name="P1">Assieme con le applicazioni e le relazioni, le operazioni occupano una posizione di preminenza nell'Algebra astratta. </text:p>
      <text:p text:style-name="P1">Sia A un unsieme non vuoto. Una operazione binaria, o legge di composizione, su A è un'applicazione:</text:p>
      <text:p text:style-name="P1">* : A x A → A</text:p>
      <text:p text:style-name="P1">Se * è un'operazione su A, per ogni (a, b) appartenente a A x A, scriviamo a * b invece di *((a,b)).</text:p>
      <text:p text:style-name="P1"/>
      <text:p text:style-name="P1">Nota: La definizione che abbiamo dato è quella di un'<text:span text:style-name="T1">operazione binaria</text:span> interna – ovvero tale che il risultato della composizione di due elementi di A è ancora un elemento di A. In matematica sono talvolta chiamate operazioni esterne quelle per cui il risultato delle composizioni appartiene ad un altro insieme: il tipico esempio è, per chi lo conosce, il cosiddetto prodotto scalare di vettori. Un altro tipo di estensione del concetto di operazione è quello di <text:span text:style-name="T1">operazione n-aria</text:span>: dato n maggiore o uguale a 1, un'operazione n-aria dell'insieme A è un'applicazione dall'insieme delle n-uple ordinate di A in A (quindi un'operazione 1-aria è una qualsiasi applicazione A → A).</text:p>
      <text:p text:style-name="P1"/>
      <text:p text:style-name="P1">Dalla definizione, risulta che su un insieme non vuoto A è possibile definire un gran numero di operazioni. La maggior parte di esse è tuttavia scarsamente importante (secondo il punto di vista delle strutture algebriche).</text:p>
      <text:p text:style-name="P1"/>
      <text:p text:style-name="P1">Definizione: Un'operazione * su A è:</text:p>
      <text:list xml:id="list1122202638" text:style-name="L2">
        <text:list-item>
          <text:p text:style-name="P6">associativa se (a*b)*c=a*(b*c), per ogni a, b, c appartenenti ad A;</text:p>
        </text:list-item>
        <text:list-item>
          <text:p text:style-name="P6">dotata di elemento neutro e se esiste e appartenente ad A tale che a*e=a=e*a, per ogni a appartenente ad A;</text:p>
        </text:list-item>
        <text:list-item>
          <text:p text:style-name="P6">dotata di reciproco di ogni elemento se per ogni a appartenente ad A, Esiste a' appartenente ad A tale che a*a'=e=a'*a, per ogni a appartenente ad A;</text:p>
        </text:list-item>
        <text:list-item>
          <text:p text:style-name="P6">commutativa se a*b=b*a, per ogni a, b appartenente ad A;</text:p>
        </text:list-item>
      </text:list>
      <text:p text:style-name="P1"/>
      <text:p text:style-name="P1"/>
      <text:h text:style-name="Heading_20_3" text:outline-level="3">Relazione d'equivalenza</text:h>
      <text:p text:style-name="P1">Una <text:span text:style-name="T1">relazione di equivalenza</text:span><text:span text:style-name="T2"> è un concetto matematico che esprime in termini formali quello intuitivo di similitudine tra oggetti.</text:span></text:p>
      <text:p text:style-name="P1"><text:span text:style-name="T2">Una relazione di equivalenza è una relazione binaria tra elementi di un insieme A </text:span><text:span text:style-name="T1">riflessiva</text:span><text:span text:style-name="T2">, </text:span><text:span text:style-name="T1">simmetrica</text:span><text:span text:style-name="T2">, </text:span><text:span text:style-name="T1">transitiva</text:span><text:span text:style-name="T2">.</text:span></text:p>
      <text:p text:style-name="P1"><text:span text:style-name="T2"/></text:p>
      <text:p text:style-name="P1"/>
      <text:p text:style-name="P1"/>
      <text:p text:style-name="P2">Associatività</text:p>
      <text:p text:style-name="P1">Un'operazione * sull'insieme A si dice <text:span text:style-name="T1">associativa</text:span> se, per ogni a, b, c appartenenti ad A risulta: (a * b) * c = a* (b * c).</text:p>
      <text:p text:style-name="P1"/>
      <text:p text:style-name="P2">Semigruppo</text:p>
      <text:p text:style-name="P1">Per semigruppo si intende una coppia (A, *) dove A è un insieme non vuoto, e * è <text:soft-page-break/>un'operazione associativa su A.</text:p>
      <text:p text:style-name="P1"/>
      <text:p text:style-name="P2">commutatività</text:p>
      <text:p text:style-name="P1">Una operazione * sull'insieme A si dice <text:span text:style-name="T1">commutativa</text:span> se, per ogni a, b appartengono ad A risulta: a * b = b * a.</text:p>
      <text:p text:style-name="P1"/>
      <text:p text:style-name="P1">Non si dà un nome particolare ad un insieme dotato di operazione commutativa. Se (A, *) è un semigruppo e l'operazione è commutativa, si dice che (A, *) è un semigruppo commutativo.</text:p>
      <text:p text:style-name="P1"/>
      <text:p text:style-name="P2">Elemento identico</text:p>
      <text:p text:style-name="P1">Sia (A, *) un semigruppo. Un elemento e appartenente ad A si dice elemento identico (o identità, o elemento neutro) se, per ogni a appartenente ad A risulta : a * e = a = e * a.</text:p>
      <text:p text:style-name="P1"/>
      <text:p text:style-name="P2">Monoide</text:p>
      <text:p text:style-name="P1">Un semigruppo dotato di elemento identico si dice monoide. Un monoide (M, *) si dice commutativo se l'operazione * è commutativa.</text:p>
      <text:p text:style-name="P1"/>
      <text:p text:style-name="P1">TO DO: Continuare da pagina 70 della dispensa Algebra1_11.pdf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KaitiM GB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AR PL KaitiM GB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iuseppe </meta:initial-creator>
    <meta:creation-date>2014-03-06T21:30:18</meta:creation-date>
    <dc:date>2014-09-15T00:03:31</dc:date>
    <dc:creator>giuseppe </dc:creator>
    <meta:editing-duration>PT2H53M32S</meta:editing-duration>
    <meta:editing-cycles>8</meta:editing-cycles>
    <meta:generator>LibreOffice/3.5$Linux_x86 LibreOffice_project/350m1$Build-2</meta:generator>
    <meta:document-statistic meta:table-count="0" meta:image-count="0" meta:object-count="0" meta:page-count="4" meta:paragraph-count="61" meta:word-count="1093" meta:character-count="5985" meta:non-whitespace-character-count="4954"/>
  </office:meta>
</office:document-meta>
</file>